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ONCE VILLANEDA, FRANKLIN YUB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ONCE VILLANEDA, FRANKLIN YUB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LCAHUAMA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4T14:49:2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